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6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okemon</text:p>
          </table:table-cell>
          <table:table-cell table:style-name="ce1" office:value-type="string">
            <text:p>Obsolete</text:p>
          </table:table-cell>
          <table:table-cell table:style-name="ce1" office:value-type="string">
            <text:p>Replacement</text:p>
          </table:table-cell>
        </table:table-row>
        <table:table-row table:style-name="ro2">
          <table:table-cell office:value-type="string">
            <text:p>Diglett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2">
          <table:table-cell office:value-type="string">
            <text:p>Dugtrio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2">
          <table:table-cell office:value-type="string">
            <text:p>Graveler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2">
          <table:table-cell office:value-type="string">
            <text:p>Golem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2">
          <table:table-cell office:value-type="string">
            <text:p>Seel</text:p>
          </table:table-cell>
          <table:table-cell office:value-type="string">
            <text:p>Water Gun</text:p>
          </table:table-cell>
          <table:table-cell office:value-type="string">
            <text:p>Lick</text:p>
          </table:table-cell>
        </table:table-row>
        <table:table-row table:style-name="ro2">
          <table:table-cell office:value-type="string">
            <text:p>Grimer</text:p>
          </table:table-cell>
          <table:table-cell office:value-type="string">
            <text:p>Acid</text:p>
          </table:table-cell>
          <table:table-cell office:value-type="string">
            <text:p>Poison Jab</text:p>
          </table:table-cell>
        </table:table-row>
        <table:table-row table:style-name="ro2">
          <table:table-cell office:value-type="string">
            <text:p>Muk</text:p>
          </table:table-cell>
          <table:table-cell office:value-type="string">
            <text:p>Acid</text:p>
          </table:table-cell>
          <table:table-cell office:value-type="string">
            <text:p>Lick</text:p>
          </table:table-cell>
        </table:table-row>
        <table:table-row table:style-name="ro2">
          <table:table-cell office:value-type="string">
            <text:p>Koffing</text:p>
          </table:table-cell>
          <table:table-cell office:value-type="string">
            <text:p>Acid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Weezing</text:p>
          </table:table-cell>
          <table:table-cell office:value-type="string">
            <text:p>Acid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Staryu</text:p>
          </table:table-cell>
          <table:table-cell office:value-type="string">
            <text:p>Quick Attack</text:p>
          </table:table-cell>
          <table:table-cell office:value-type="string">
            <text:p>Tackle</text:p>
          </table:table-cell>
        </table:table-row>
        <table:table-row table:style-name="ro2">
          <table:table-cell office:value-type="string">
            <text:p>Starmie</text:p>
          </table:table-cell>
          <table:table-cell office:value-type="string">
            <text:p>Quick Attack</text:p>
          </table:table-cell>
          <table:table-cell office:value-type="string">
            <text:p>Tackle</text:p>
          </table:table-cell>
        </table:table-row>
        <table:table-row table:style-name="ro2">
          <table:table-cell office:value-type="string">
            <text:p>Gyarados</text:p>
          </table:table-cell>
          <table:table-cell office:value-type="string">
            <text:p>Dragon Breath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Porygon</text:p>
          </table:table-cell>
          <table:table-cell office:value-type="string">
            <text:p>Quick Attack</text:p>
          </table:table-cell>
          <table:table-cell office:value-type="string">
            <text:p>Zen Headbutt</text:p>
          </table:table-cell>
        </table:table-row>
        <table:table-row table:style-name="ro2">
          <table:table-cell office:value-type="string">
            <text:p>Omastar</text:p>
          </table:table-cell>
          <table:table-cell office:value-type="string">
            <text:p>Rock Throw</text:p>
          </table:table-cell>
          <table:table-cell office:value-type="string">
            <text:p>Mud Shot</text:p>
          </table:table-cell>
        </table:table-row>
      </table:table>
      <table:table table:name="charge" table:style-name="ta1" table:print="false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okemon</text:p>
          </table:table-cell>
          <table:table-cell table:style-name="ce1" office:value-type="string">
            <text:p>Obsolete</text:p>
          </table:table-cell>
          <table:table-cell table:style-name="ce1" office:value-type="string">
            <text:p>Replacement</text:p>
          </table:table-cell>
        </table:table-row>
        <table:table-row table:style-name="ro1">
          <table:table-cell office:value-type="string">
            <text:p>Jigglypuff</text:p>
          </table:table-cell>
          <table:table-cell office:value-type="string">
            <text:p>Play Rough</text:p>
          </table:table-cell>
          <table:table-cell office:value-type="string">
            <text:p>Dazzling Gleam</text:p>
          </table:table-cell>
        </table:table-row>
        <table:table-row table:style-name="ro1">
          <table:table-cell office:value-type="string">
            <text:p>Gengar</text:p>
          </table:table-cell>
          <table:table-cell office:value-type="string">
            <text:p>Sludge Wave</text:p>
          </table:table-cell>
          <table:table-cell office:value-type="string">
            <text:p>Sludge Bomb</text:p>
          </table:table-cell>
        </table:table-row>
        <table:table-row table:style-name="ro1">
          <table:table-cell office:value-type="string">
            <text:p>Hitmonlee</text:p>
          </table:table-cell>
          <table:table-cell office:value-type="string">
            <text:p>Stomp</text:p>
          </table:table-cell>
          <table:table-cell office:value-type="string">
            <text:p>Brick Break</text:p>
          </table:table-cell>
        </table:table-row>
        <table:table-row table:style-name="ro1">
          <table:table-cell office:value-type="string">
            <text:p>Chansey</text:p>
          </table:table-cell>
          <table:table-cell office:value-type="string">
            <text:p>Psybeam</text:p>
          </table:table-cell>
          <table:table-cell office:value-type="string">
            <text:p>Hyper Beam</text:p>
          </table:table-cell>
        </table:table-row>
        <table:table-row table:style-name="ro1">
          <table:table-cell office:value-type="string">
            <text:p>Starmie</text:p>
          </table:table-cell>
          <table:table-cell office:value-type="string">
            <text:p>Psybeam</text:p>
          </table:table-cell>
          <table:table-cell office:value-type="string">
            <text:p>Psychic</text:p>
          </table:table-cell>
        </table:table-row>
        <table:table-row table:style-name="ro1">
          <table:table-cell office:value-type="string">
            <text:p>Mew</text:p>
          </table:table-cell>
          <table:table-cell office:value-type="string">
            <text:p>Moonblast</text:p>
          </table:table-cell>
          <table:table-cell office:value-type="string">
            <text:p>Blizzard</text:p>
          </table:table-cell>
        </table:table-row>
        <table:table-row table:style-name="ro2">
          <table:table-cell office:value-type="string">
            <text:p>Mew</text:p>
          </table:table-cell>
          <table:table-cell office:value-type="string">
            <text:p>Hurricane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21.08.2016</text:date>, <text:time>17:10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Jaros</meta:initial-creator>
    <meta:creation-date>2016-08-21T16:42:30.09</meta:creation-date>
    <dc:date>2016-08-21T17:10:57.56</dc:date>
    <dc:creator>Maciej Jaros</dc:creator>
    <meta:editing-duration>PT12M14S</meta:editing-duration>
    <meta:editing-cycles>5</meta:editing-cycles>
    <meta:generator>OpenOffice/4.0.1$Win32 OpenOffice.org_project/401m5$Build-9714</meta:generator>
    <meta:document-statistic meta:table-count="2" meta:cell-count="69" meta:object-count="0"/>
  </office:meta>
</office:document-meta>
</file>